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909cm" fo:min-width="2.675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1.909cm" fo:min-width="2.675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2.802cm"/>
    </style:style>
    <style:style style:name="gr4" style:family="graphic" style:parent-style-name="standard">
      <style:graphic-properties draw:textarea-horizontal-align="justify" draw:textarea-vertical-align="middle" draw:auto-grow-height="false" fo:min-height="1.356cm" fo:min-width="5.93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6cm" fo:min-width="5.932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2.159cm" svg:x="13.399cm" svg:y="8.065cm">
          <text:p text:style-name="P1">throttl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175cm" svg:height="2.159cm" svg:x="13.399cm" svg:y="14.478cm">
          <text:p text:style-name="P1">mask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302cm" svg:height="2.159cm" svg:x="13.335cm" svg:y="21.463cm">
          <text:p text:style-name="P1">debay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04cm" svg:height="1.778cm" svg:x="11.684cm" svg:y="11.811cm">
          <text:p text:style-name="P1">image_raw_throt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6.604cm" svg:height="1.778cm" svg:x="11.684cm" svg:y="5.08cm">
          <text:p text:style-name="P1">image_ra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6.604cm" svg:height="1.778cm" svg:x="11.684cm" svg:y="17.907cm">
          <text:p text:style-name="P1">image_raw_m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6.604cm" svg:height="1.778cm" svg:x="11.684cm" svg:y="11.811cm">
          <text:p text:style-name="P1">image_raw_throt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4.986cm" svg:y1="6.858cm" svg:x2="14.986cm" svg:y2="8.065cm" draw:start-shape="id1" draw:start-glue-point="2" draw:end-shape="id2" draw:end-glue-point="0" svg:d="M14986 6858v1207" svg:viewBox="0 0 1 1208">
          <text:p/>
        </draw:connector>
        <draw:connector draw:style-name="gr6" draw:text-style-name="P1" draw:layer="layout" svg:x1="14.986cm" svg:y1="10.224cm" svg:x2="14.986cm" svg:y2="11.811cm" draw:start-shape="id2" draw:start-glue-point="2" draw:end-shape="id3" draw:end-glue-point="0" svg:d="M14986 10224v1587" svg:viewBox="0 0 1 1588">
          <text:p/>
        </draw:connector>
        <draw:connector draw:style-name="gr6" draw:text-style-name="P1" draw:layer="layout" svg:x1="14.986cm" svg:y1="13.589cm" svg:x2="14.986cm" svg:y2="14.478cm" draw:start-shape="id3" draw:start-glue-point="2" draw:end-shape="id4" draw:end-glue-point="0" svg:d="M14986 13589v889" svg:viewBox="0 0 1 890">
          <text:p/>
        </draw:connector>
        <draw:connector draw:style-name="gr6" draw:text-style-name="P1" draw:layer="layout" svg:x1="14.986cm" svg:y1="16.637cm" svg:x2="14.986cm" svg:y2="17.907cm" draw:start-shape="id4" draw:start-glue-point="2" draw:end-shape="id5" draw:end-glue-point="0" svg:d="M14986 16637v1270" svg:viewBox="0 0 1 1271">
          <text:p/>
        </draw:connector>
        <draw:connector draw:style-name="gr6" draw:text-style-name="P1" draw:layer="layout" svg:x1="14.986cm" svg:y1="19.685cm" svg:x2="14.986cm" svg:y2="21.463cm" draw:start-shape="id5" draw:start-glue-point="2" draw:end-shape="id6" draw:end-glue-point="0" svg:d="M14986 19685v1778" svg:viewBox="0 0 1 1779">
          <text:p/>
        </draw:connector>
        <draw:custom-shape draw:style-name="gr2" draw:text-style-name="P3" xml:id="id7" draw:id="id7" draw:layer="layout" svg:width="3.175cm" svg:height="2.159cm" svg:x="30.56cm" svg:y="14.478cm">
          <text:p text:style-name="P1">mask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302cm" svg:height="2.159cm" svg:x="30.496cm" svg:y="21.463cm">
          <text:p text:style-name="P1">debayer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6.604cm" svg:height="1.778cm" svg:x="28.845cm" svg:y="5.08cm">
          <text:p text:style-name="P1">image_ra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6.604cm" svg:height="1.778cm" svg:x="28.845cm" svg:y="17.907cm">
          <text:p text:style-name="P1">image_raw_m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2.147cm" svg:y1="16.637cm" svg:x2="32.147cm" svg:y2="17.907cm" draw:start-shape="id7" draw:start-glue-point="2" draw:end-shape="id8" draw:end-glue-point="0" svg:d="M32147 16637v1270" svg:viewBox="0 0 1 1271">
          <text:p/>
        </draw:connector>
        <draw:connector draw:style-name="gr6" draw:text-style-name="P1" draw:layer="layout" svg:x1="32.147cm" svg:y1="19.685cm" svg:x2="32.147cm" svg:y2="21.463cm" draw:start-shape="id8" draw:start-glue-point="2" draw:end-shape="id9" draw:end-glue-point="0" svg:d="M32147 19685v1778" svg:viewBox="0 0 1 1779">
          <text:p/>
        </draw:connector>
        <draw:connector draw:style-name="gr6" draw:text-style-name="P1" draw:layer="layout" svg:x1="32.147cm" svg:y1="6.858cm" svg:x2="32.147cm" svg:y2="14.478cm" draw:start-shape="id10" draw:start-glue-point="2" draw:end-shape="id7" draw:end-glue-point="0" svg:d="M32147 6858v7620" svg:viewBox="0 0 1 7621">
          <text:p/>
        </draw:connector>
        <draw:custom-shape draw:style-name="gr1" draw:text-style-name="P2" xml:id="id12" draw:id="id12" draw:layer="layout" svg:width="3.175cm" svg:height="2.159cm" svg:x="22.178cm" svg:y="8.065cm">
          <text:p text:style-name="P1">throttle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3.302cm" svg:height="2.159cm" svg:x="22.114cm" svg:y="21.463cm">
          <text:p text:style-name="P1">debayer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6.604cm" svg:height="1.778cm" svg:x="20.463cm" svg:y="5.08cm">
          <text:p text:style-name="P1">image_ra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3" draw:id="id13" draw:layer="layout" svg:width="6.604cm" svg:height="1.778cm" svg:x="20.463cm" svg:y="11.811cm">
          <text:p text:style-name="P1">image_raw_throt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23.765cm" svg:y1="6.858cm" svg:x2="23.765cm" svg:y2="8.065cm" draw:start-shape="id11" draw:start-glue-point="2" draw:end-shape="id12" draw:end-glue-point="0" svg:d="M23765 6858v1207" svg:viewBox="0 0 1 1208">
          <text:p/>
        </draw:connector>
        <draw:connector draw:style-name="gr6" draw:text-style-name="P1" draw:layer="layout" svg:x1="23.765cm" svg:y1="10.224cm" svg:x2="23.765cm" svg:y2="11.811cm" draw:start-shape="id12" draw:start-glue-point="2" draw:end-shape="id13" draw:end-glue-point="0" svg:d="M23765 10224v1587" svg:viewBox="0 0 1 1588">
          <text:p/>
        </draw:connector>
        <draw:connector draw:style-name="gr6" draw:text-style-name="P1" draw:layer="layout" svg:x1="23.765cm" svg:y1="13.589cm" svg:x2="23.765cm" svg:y2="21.463cm" draw:start-shape="id13" draw:start-glue-point="2" draw:end-shape="id14" draw:end-glue-point="0" svg:d="M23765 13589v7874" svg:viewBox="0 0 1 7875">
          <text:p/>
        </draw:connector>
        <draw:custom-shape draw:style-name="gr3" draw:text-style-name="P1" xml:id="id16" draw:id="id16" draw:layer="layout" svg:width="3.302cm" svg:height="2.159cm" svg:x="38.497cm" svg:y="21.463cm">
          <text:p text:style-name="P1">debayer</text:p>
          <draw:enhanced-geometry svg:viewBox="0 0 21600 21600" draw:type="rectangle" draw:enhanced-path="M 0 0 L 21600 0 21600 21600 0 21600 0 0 Z N"/>
        </draw:custom-shape>
        <draw:custom-shape draw:style-name="gr5" draw:text-style-name="P4" xml:id="id15" draw:id="id15" draw:layer="layout" svg:width="6.604cm" svg:height="1.778cm" svg:x="36.846cm" svg:y="5.08cm">
          <text:p text:style-name="P1">image_ra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40.148cm" svg:y1="6.858cm" svg:x2="40.148cm" svg:y2="21.463cm" draw:start-shape="id15" draw:start-glue-point="2" draw:end-shape="id16" draw:end-glue-point="0" svg:d="M40148 6858v14605" svg:viewBox="0 0 1 146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.8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4:31:15.074828354</meta:creation-date>
    <dc:date>2018-01-16T15:54:25.184779123</dc:date>
    <meta:editing-duration>PT24M56S</meta:editing-duration>
    <meta:editing-cycles>3</meta:editing-cycles>
    <meta:generator>LibreOffice/5.1.6.2$Linux_X86_64 LibreOffice_project/10m0$Build-2</meta:generator>
    <meta:document-statistic meta:object-count="29"/>
  </office:meta>
</office:document-meta>
</file>